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27d" officeooo:paragraph-rsid="0014827d"/>
    </style:style>
    <style:style style:name="P2" style:family="paragraph" style:parent-style-name="Standard">
      <style:text-properties officeooo:rsid="0015e5f3" officeooo:paragraph-rsid="0015e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1"/>
      <text:p text:style-name="P1">desenvolvimento web com python </text:p>
      <text:p text:style-name="P1"/>
      <text:p text:style-name="P2">introdução </text:p>
      <text:p text:style-name="P2">-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1:01.503000000</meta:creation-date>
    <dc:date>2024-02-22T16:51:37.224000000</dc:date>
    <meta:editing-duration>PT3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8" meta:character-count="51" meta:non-whitespace-character-count="45"/>
  </office:meta>
</office:document-meta>
</file>